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xsection</text:p>
          </table:table-cell>
          <table:table-cell office:value-type="string">
            <text:p>type</text:p>
          </table:table-cell>
          <table:table-cell office:value-type="string">
            <text:p>events read</text:p>
          </table:table-cell>
          <table:table-cell office:value-type="string">
            <text:p>event weight / 100 ipb</text:p>
          </table:table-cell>
        </table:table-row>
        <table:table-row table:style-name="ro1">
          <table:table-cell office:value-type="string">
            <text:p>wg</text:p>
          </table:table-cell>
          <table:table-cell table:formula="oooc:=23.2*1.8" office:value-type="float" office:value="41.76">
            <text:p>41.76</text:p>
          </table:table-cell>
          <table:table-cell office:value-type="string">
            <text:p>NLO</text:p>
          </table:table-cell>
          <table:table-cell office:value-type="float" office:value="107050">
            <text:p>107050</text:p>
          </table:table-cell>
          <table:table-cell table:style-name="ce1" table:formula="oooc:=100*[.B2]/[.D2]" office:value-type="float" office:value="0.0390098085007006">
            <text:p>0.03901</text:p>
          </table:table-cell>
        </table:table-row>
        <table:table-row table:style-name="ro1">
          <table:table-cell office:value-type="string">
            <text:p>w-&gt;lnu</text:p>
          </table:table-cell>
          <table:table-cell office:value-type="float" office:value="31314">
            <text:p>31314</text:p>
          </table:table-cell>
          <table:table-cell office:value-type="string">
            <text:p>NNLO</text:p>
          </table:table-cell>
          <table:table-cell office:value-type="float" office:value="10212115">
            <text:p>10212115</text:p>
          </table:table-cell>
          <table:table-cell table:style-name="ce1" table:formula="oooc:=100*[.B3]/[.D3]" office:value-type="float" office:value="0.306635794837798">
            <text:p>0.30664</text:p>
          </table:table-cell>
        </table:table-row>
        <table:table-row table:style-name="ro1">
          <table:table-cell office:value-type="string">
            <text:p>z-&gt;ll</text:p>
          </table:table-cell>
          <table:table-cell office:value-type="float" office:value="3048">
            <text:p>3048</text:p>
          </table:table-cell>
          <table:table-cell office:value-type="string">
            <text:p>NNLO</text:p>
          </table:table-cell>
          <table:table-cell office:value-type="float" office:value="2598767">
            <text:p>2598767</text:p>
          </table:table-cell>
          <table:table-cell table:style-name="ce1" table:formula="oooc:=100*[.B4]/[.D4]" office:value-type="float" office:value="0.117286390045741">
            <text:p>0.11729</text:p>
          </table:table-cell>
        </table:table-row>
        <table:table-row table:style-name="ro1">
          <table:table-cell office:value-type="string">
            <text:p>zg</text:p>
          </table:table-cell>
          <table:table-cell table:formula="oooc:=7.3*1.8" office:value-type="float" office:value="13.14">
            <text:p>13.14</text:p>
          </table:table-cell>
          <table:table-cell office:value-type="string">
            <text:p>NLO</text:p>
          </table:table-cell>
          <table:table-cell office:value-type="float" office:value="100470">
            <text:p>100470</text:p>
          </table:table-cell>
          <table:table-cell table:style-name="ce1" table:formula="oooc:=100*[.B5]/[.D5]" office:value-type="float" office:value="0.0130785309047477">
            <text:p>0.0130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wg</text:p>
          </table:table-cell>
          <table:table-cell table:style-name="ce1" office:value-type="float" office:value="0.0390098085007006">
            <text:p>0.03901</text:p>
          </table:table-cell>
          <table:table-cell table:number-columns-repeated="3"/>
        </table:table-row>
        <table:table-row table:style-name="ro1">
          <table:table-cell office:value-type="string">
            <text:p>w-&gt;lnu</text:p>
          </table:table-cell>
          <table:table-cell table:style-name="ce1" office:value-type="float" office:value="0.306635794837798">
            <text:p>0.30664</text:p>
          </table:table-cell>
          <table:table-cell table:number-columns-repeated="3"/>
        </table:table-row>
        <table:table-row table:style-name="ro1">
          <table:table-cell office:value-type="string">
            <text:p>z-&gt;ll</text:p>
          </table:table-cell>
          <table:table-cell table:style-name="ce1" office:value-type="float" office:value="0.117286390045741">
            <text:p>0.11729</text:p>
          </table:table-cell>
          <table:table-cell table:number-columns-repeated="3"/>
        </table:table-row>
        <table:table-row table:style-name="ro1">
          <table:table-cell office:value-type="string">
            <text:p>zg</text:p>
          </table:table-cell>
          <table:table-cell table:style-name="ce1" office:value-type="float" office:value="0.0130785309047477">
            <text:p>0.0130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5/07/2011</text:date>, <text:time>12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5-07T09:54:41</meta:creation-date>
    <dc:date>2011-05-07T12:15:20</dc:date>
    <meta:editing-cycles>1</meta:editing-cycles>
    <meta:editing-duration>PT2H5M29S</meta:editing-duration>
    <meta:user-defined meta:name="Info 1"/>
    <meta:user-defined meta:name="Info 2"/>
    <meta:user-defined meta:name="Info 3"/>
    <meta:user-defined meta:name="Info 4"/>
    <meta:document-statistic meta:table-count="3" meta:cell-count="33"/>
  </office:meta>
</office:document-meta>
</file>